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20000033FA7228D555AA41673.png" manifest:media-type="image/png"/>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2" style:family="paragraph" style:parent-style-name="Text_20_body">
      <style:text-properties style:font-name="Abyssinica SIL" fo:font-size="13pt" officeooo:paragraph-rsid="00197277" fo:background-color="#ffffff" style:font-size-asian="13pt" style:font-size-complex="13pt"/>
    </style:style>
    <style:style style:name="P13" style:family="paragraph" style:parent-style-name="Text_20_body">
      <style:text-properties style:font-name="Abyssinica SIL" fo:font-size="13pt" fo:background-color="#ffffff" style:font-size-asian="13pt" style:font-size-complex="13pt"/>
    </style:style>
    <style:style style:name="P14" style:family="paragraph" style:parent-style-name="Heading_20_3">
      <style:text-properties style:font-name="Abyssinica SIL" fo:font-size="13pt" fo:background-color="#ffffff" style:font-size-asian="13pt" style:font-size-complex="13pt"/>
    </style:style>
    <style:style style:name="P15"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6"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7" style:family="paragraph" style:parent-style-name="Heading_20_2">
      <style:text-properties style:font-name="Abyssinica SIL" fo:font-size="13pt" fo:font-weight="normal" officeooo:paragraph-rsid="000360f8" style:font-size-asian="13pt" style:font-size-complex="13pt"/>
    </style:style>
    <style:style style:name="P18"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19"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0"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1"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3"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4"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6"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8"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1"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32"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33"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3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3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3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3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38"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39" style:family="paragraph" style:parent-style-name="Text_20_body">
      <style:text-properties fo:font-variant="normal" fo:text-transform="none" fo:color="#111111" loext:opacity="100%" fo:letter-spacing="normal" fo:font-style="normal" fo:font-weight="normal"/>
    </style:style>
    <style:style style:name="P40"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41"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42"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43"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44"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47"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49"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5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53"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5"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56"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57"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58"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60"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3"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4"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6"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7"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8"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70"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71"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3"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4"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75"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7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77"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78"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79" style:family="paragraph" style:parent-style-name="Обычный">
      <style:paragraph-properties fo:margin-left="0cm" fo:margin-right="0cm" fo:orphans="2" fo:widows="2" fo:text-indent="0cm"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80"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81"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82" style:family="paragraph" style:parent-style-name="Text_20_body">
      <style:text-properties officeooo:paragraph-rsid="0017a968"/>
    </style:style>
    <style:style style:name="P8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84"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85" style:family="paragraph" style:parent-style-name="Text_20_body">
      <style:paragraph-properties fo:margin-left="0cm" fo:margin-right="0cm" fo:margin-top="0cm" fo:margin-bottom="0cm" style:contextual-spacing="false" fo:orphans="2" fo:widows="2" fo:text-indent="0cm" style:auto-text-indent="false"/>
    </style:style>
    <style:style style:name="P86" style:family="paragraph" style:parent-style-name="Text_20_body">
      <style:paragraph-properties fo:margin-left="0cm" fo:margin-right="0cm" fo:orphans="2" fo:widows="2" fo:text-indent="0cm" style:auto-text-indent="false"/>
    </style:style>
    <style:style style:name="P87"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88" style:family="paragraph" style:parent-style-name="Subtitle">
      <style:text-properties fo:font-size="13pt" style:font-size-asian="13pt" style:font-size-complex="13pt"/>
    </style:style>
    <style:style style:name="P89" style:family="paragraph" style:parent-style-name="Text_20_body">
      <style:text-properties officeooo:paragraph-rsid="001aa8de"/>
    </style:style>
    <style:style style:name="P90"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91"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92"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93" style:family="paragraph" style:parent-style-name="Preformatted_20_Text">
      <style:paragraph-properties fo:margin-top="0cm" fo:margin-bottom="0.499cm" style:contextual-spacing="false"/>
    </style:style>
    <style:style style:name="P94"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95" style:family="paragraph" style:parent-style-name="Text_20_body">
      <style:text-properties fo:font-size="20pt" officeooo:rsid="000360f8" officeooo:paragraph-rsid="000360f8" style:font-size-asian="20pt" style:font-size-complex="20pt"/>
    </style:style>
    <style:style style:name="P96" style:family="paragraph" style:parent-style-name="Text_20_body">
      <style:text-properties officeooo:paragraph-rsid="00462bc5"/>
    </style:style>
    <style:style style:name="P97"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9"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100" style:family="paragraph" style:parent-style-name="Text_20_body">
      <style:text-properties style:font-name="Abyssinica SIL1" officeooo:paragraph-rsid="0060edfd"/>
    </style:style>
    <style:style style:name="P101" style:family="paragraph" style:parent-style-name="Обычный">
      <style:text-properties style:font-name="Abyssinica SIL1" fo:font-size="13pt" officeooo:paragraph-rsid="0060edfd" fo:background-color="#f5f5f5" style:font-size-asian="13pt" style:font-size-complex="13pt"/>
    </style:style>
    <style:style style:name="P102" style:family="paragraph" style:parent-style-name="Обычный">
      <style:text-properties style:font-name="Abyssinica SIL1" fo:font-size="13pt" officeooo:paragraph-rsid="0060edfd" style:font-size-asian="13pt" style:font-size-complex="13pt"/>
    </style:style>
    <style:style style:name="P103" style:family="paragraph" style:parent-style-name="Обычный">
      <style:text-properties style:font-name="Abyssinica SIL1" fo:font-size="13pt" fo:language="en" fo:country="US" officeooo:paragraph-rsid="0060edfd" style:font-size-asian="13pt" style:font-size-complex="13pt"/>
    </style:style>
    <style:style style:name="P104" style:family="paragraph" style:parent-style-name="Обычный">
      <style:text-properties officeooo:paragraph-rsid="0060edfd"/>
    </style:style>
    <style:style style:name="P105"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06" style:family="paragraph" style:parent-style-name="Подзаголовок">
      <style:text-properties officeooo:paragraph-rsid="0060edfd"/>
    </style:style>
    <style:style style:name="P107"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08"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09" style:family="paragraph" style:parent-style-name="Обычный">
      <style:paragraph-properties fo:hyphenation-ladder-count="no-limit" style:vertical-align="auto"/>
      <style:text-properties officeooo:paragraph-rsid="0060edfd" fo:hyphenate="true" fo:hyphenation-remain-char-count="2" fo:hyphenation-push-char-count="2" loext:hyphenation-no-caps="false"/>
    </style:style>
    <style:style style:name="P110"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fo:hyphenation-remain-char-count="2" fo:hyphenation-push-char-count="2" loext:hyphenation-no-caps="false"/>
    </style:style>
    <style:style style:name="P111" style:family="paragraph" style:parent-style-name="Подзаголовок">
      <style:text-properties fo:language="en" fo:country="US" officeooo:paragraph-rsid="0060edfd"/>
    </style:style>
    <style:style style:name="P112" style:family="paragraph" style:parent-style-name="Heading_20_2">
      <style:paragraph-properties fo:margin-left="0cm" fo:margin-right="0cm" fo:orphans="2" fo:widows="2" fo:text-indent="0cm" style:auto-text-indent="false"/>
      <style:text-properties style:font-name="Abyssinica SIL" fo:font-size="13pt" style:font-size-asian="13pt" style:font-size-complex="13pt"/>
    </style:style>
    <style:style style:name="P113"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14"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bold" style:font-size-asian="13pt" style:font-weight-asian="bold" style:font-size-complex="13pt" style:font-weight-complex="bold"/>
    </style:style>
    <style:style style:name="P115"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116" style:family="paragraph" style:parent-style-name="Standard">
      <style:paragraph-properties fo:orphans="2" fo:widows="2"/>
      <style:text-properties style:font-name="Abyssinica SIL" fo:font-size="13pt" officeooo:paragraph-rsid="006c7981" style:font-size-asian="13pt" style:font-size-complex="13pt"/>
    </style:style>
    <style:style style:name="P117" style:family="paragraph" style:parent-style-name="Subtitle" style:list-style-name="L13">
      <style:text-properties style:font-name="Abyssinica SIL" fo:font-size="13pt" fo:background-color="#ffffff" style:font-size-asian="13pt" style:font-size-complex="13pt"/>
    </style:style>
    <style:style style:name="P118"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19"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20"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21"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22"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23"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24"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2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26"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27"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28"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29"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30"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31"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32"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33"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134"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135"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officeooo:rsid="0062fca6" officeooo:paragraph-rsid="0062fca6" style:font-size-asian="13pt" style:font-size-complex="13pt"/>
    </style:style>
    <style:style style:name="P136" style:family="paragraph" style:parent-style-name="Text_20_body" style:list-style-name="L26">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7" style:family="paragraph" style:parent-style-name="Text_20_body" style:list-style-name="L26">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8" style:family="paragraph" style:parent-style-name="Text_20_body" style:list-style-name="L26">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9" style:family="paragraph" style:parent-style-name="Text_20_body" style:list-style-name="L25">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0" style:family="paragraph" style:parent-style-name="Text_20_body" style:list-style-name="L25">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1" style:family="paragraph" style:parent-style-name="Text_20_body" style:list-style-name="L25">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2" style:family="paragraph" style:parent-style-name="Text_20_body" style:list-style-name="L27">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3" style:family="paragraph" style:parent-style-name="Text_20_body" style:list-style-name="L27">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4" style:family="paragraph" style:parent-style-name="Text_20_body" style:list-style-name="L27">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5"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46"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47"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48"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49"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0"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1"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2"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154" style:family="paragraph" style:parent-style-name="Text_20_body" style:list-style-name="L15">
      <style:text-properties style:font-name="Abyssinica SIL" fo:font-size="13pt" officeooo:paragraph-rsid="004f40aa" fo:background-color="#ffffff" style:font-size-asian="13pt" style:font-size-complex="13pt"/>
    </style:style>
    <style:style style:name="P155"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56" style:family="paragraph" style:parent-style-name="Text_20_body" style:list-style-name="L7">
      <style:paragraph-properties fo:margin-top="0cm" fo:margin-bottom="0cm" style:contextual-spacing="false" fo:orphans="2" fo:widows="2" fo:padding="0cm" fo:border="none"/>
    </style:style>
    <style:style style:name="P157" style:family="paragraph" style:parent-style-name="Text_20_body" style:list-style-name="L7">
      <style:paragraph-properties fo:orphans="2" fo:widows="2" fo:padding="0cm" fo:border="none"/>
    </style:style>
    <style:style style:name="P158"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159" style:family="paragraph" style:parent-style-name="Text_20_body" style:list-style-name="L13"/>
    <style:style style:name="P160"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161" style:family="paragraph" style:parent-style-name="Text_20_body" style:list-style-name="L22">
      <style:paragraph-properties fo:orphans="2" fo:widows="2"/>
      <style:text-properties style:font-name="Abyssinica SIL" fo:font-size="13pt" officeooo:paragraph-rsid="0062fca6" style:font-size-asian="13pt" style:font-size-complex="13pt"/>
    </style:style>
    <style:style style:name="P162"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63" style:family="paragraph" style:parent-style-name="Text_20_body">
      <style:text-properties style:font-name="Abyssinica SIL" fo:font-size="13pt" style:font-size-asian="13pt" style:font-size-complex="13pt"/>
    </style:style>
    <style:style style:name="P164" style:family="paragraph" style:parent-style-name="Заголовок_20_4">
      <loext:graphic-properties draw:fill="solid" draw:fill-color="#ffffff" draw:opacity="100%"/>
      <style:paragraph-properties fo:margin-top="0cm" fo:margin-bottom="0.318cm" style:contextual-spacing="false" fo:background-color="#ffffff"/>
      <style:text-properties officeooo:paragraph-rsid="0060edfd"/>
    </style:style>
    <style:style style:name="P165" style:family="paragraph" style:parent-style-name="Обычный" style:list-style-name="L18">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166" style:family="paragraph" style:parent-style-name="Обычный" style:list-style-name="L19">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167" style:family="paragraph" style:parent-style-name="Обычный" style:list-style-name="L20">
      <loext:graphic-properties draw:fill="solid" draw:fill-color="#ffffff" draw:opacity="100%"/>
      <style:paragraph-properties fo:margin-top="0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168" style:family="paragraph" style:parent-style-name="Обычный" style:list-style-name="L20">
      <loext:graphic-properties draw:fill="solid" draw:fill-color="#ffffff" draw:opacity="100%"/>
      <style:paragraph-properties fo:margin-top="0.159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169" style:family="paragraph" style:parent-style-name="Обычный" style:list-style-name="L20">
      <loext:graphic-properties draw:fill="solid" draw:fill-color="#ffffff" draw:opacity="100%"/>
      <style:paragraph-properties fo:margin-top="0.159cm" fo:margin-bottom="0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fo:letter-spacing="normal"/>
    </style:style>
    <style:style style:name="T13" style:family="text">
      <style:text-properties fo:font-variant="normal" fo:text-transform="none" fo:color="#111111" loext:opacity="100%" fo:letter-spacing="normal" fo:font-style="normal"/>
    </style:style>
    <style:style style:name="T14" style:family="text">
      <style:text-properties fo:font-variant="normal" fo:text-transform="none" fo:color="#111111" loext:opacity="100%" fo:letter-spacing="normal" fo:font-style="normal" fo:font-weight="normal"/>
    </style:style>
    <style:style style:name="T15" style:family="text">
      <style:text-properties fo:font-variant="normal" fo:text-transform="none" fo:color="#111111" loext:opacity="100%" fo:letter-spacing="normal" fo:font-style="normal" fo:font-weight="normal" style:font-weight-asian="bold" style:font-weight-complex="bold"/>
    </style:style>
    <style:style style:name="T16" style:family="text">
      <style:text-properties fo:font-variant="normal" fo:text-transform="none" fo:color="#111111" loext:opacity="100%" fo:letter-spacing="normal" fo:font-style="normal" fo:font-weight="normal" officeooo:rsid="0016d350" style:font-weight-asian="bold" style:font-weight-complex="bold"/>
    </style:style>
    <style:style style:name="T17" style:family="text">
      <style:text-properties fo:font-variant="normal" fo:text-transform="none" fo:color="#111111" loext:opacity="100%" fo:letter-spacing="normal" fo:font-style="normal" fo:font-weight="normal" officeooo:rsid="00272a85"/>
    </style:style>
    <style:style style:name="T18" style:family="text">
      <style:text-properties fo:font-variant="normal" fo:text-transform="none" fo:color="#111111" loext:opacity="100%" fo:letter-spacing="normal" fo:font-style="normal" fo:font-weight="normal" officeooo:rsid="0029ba05"/>
    </style:style>
    <style:style style:name="T19" style:family="text">
      <style:text-properties fo:font-variant="normal" fo:text-transform="none" fo:color="#111111" loext:opacity="100%" fo:letter-spacing="normal" fo:font-style="normal" fo:font-weight="bold"/>
    </style:style>
    <style:style style:name="T20" style:family="text">
      <style:text-properties fo:font-variant="normal" fo:text-transform="none" fo:color="#111111" loext:opacity="100%" fo:letter-spacing="normal" fo:font-style="normal" fo:font-weight="bold" style:font-weight-asian="bold" style:font-weight-complex="bold"/>
    </style:style>
    <style:style style:name="T21" style:family="text">
      <style:text-properties fo:font-variant="normal" fo:text-transform="none" fo:color="#111111" loext:opacity="100%" fo:letter-spacing="normal" fo:font-style="normal" fo:font-weight="bold" officeooo:rsid="0016d350" style:font-weight-asian="bold" style:font-weight-complex="bold"/>
    </style:style>
    <style:style style:name="T22" style:family="text">
      <style:text-properties fo:font-variant="normal" fo:text-transform="none" fo:color="#111111" loext:opacity="100%" fo:letter-spacing="normal" fo:font-style="normal" fo:font-weight="bold" officeooo:rsid="000360f8" style:font-weight-asian="bold" style:font-weight-complex="bold"/>
    </style:style>
    <style:style style:name="T23" style:family="text">
      <style:text-properties fo:font-variant="normal" fo:text-transform="none" fo:color="#111111" loext:opacity="100%" fo:letter-spacing="normal" fo:font-style="normal" officeooo:rsid="0027c760"/>
    </style:style>
    <style:style style:name="T24"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5" style:family="text">
      <style:text-properties fo:font-variant="normal" fo:text-transform="none" fo:color="#111111" loext:opacity="100%" style:font-name="apple-system" fo:font-size="12pt" fo:letter-spacing="normal" fo:font-style="normal" fo:font-weight="normal"/>
    </style:style>
    <style:style style:name="T26" style:family="text">
      <style:text-properties fo:font-variant="normal" fo:text-transform="none" fo:color="#111111" loext:opacity="100%" fo:font-size="12pt"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29"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30"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31"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32"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33"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34"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35"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36"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37"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8"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9"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40" style:family="text">
      <style:text-properties fo:font-variant="normal" fo:text-transform="none" fo:color="#000000" loext:opacity="100%" fo:letter-spacing="normal" fo:font-style="normal" fo:font-weight="normal"/>
    </style:style>
    <style:style style:name="T41" style:family="text">
      <style:text-properties fo:font-variant="normal" fo:text-transform="none" fo:color="#000000" loext:opacity="100%" fo:letter-spacing="normal" fo:font-style="normal" fo:font-weight="normal" fo:background-color="#ffffff" loext:char-shading-value="0"/>
    </style:style>
    <style:style style:name="T42" style:family="text">
      <style:text-properties fo:font-variant="normal" fo:text-transform="none" fo:color="#000000" loext:opacity="100%" fo:letter-spacing="normal" fo:font-style="normal" fo:font-weight="bold" style:font-weight-asian="bold" style:font-weight-complex="bold"/>
    </style:style>
    <style:style style:name="T43" style:family="text">
      <style:text-properties fo:font-variant="normal" fo:text-transform="none" fo:color="#000000" loext:opacity="100%" fo:letter-spacing="normal" fo:background-color="#ffffff" loext:char-shading-value="0"/>
    </style:style>
    <style:style style:name="T44"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45"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46"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47"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48"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49"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50"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51"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52"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53"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54"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55"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56"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57"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58"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59"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17a968" style:font-weight-asian="bold" style:font-weight-complex="bold"/>
    </style:style>
    <style:style style:name="T63" style:family="text">
      <style:text-properties fo:font-weight="bold" officeooo:rsid="0038f23d" style:font-weight-asian="bold" style:font-weight-complex="bold"/>
    </style:style>
    <style:style style:name="T64" style:family="text">
      <style:text-properties fo:font-weight="bold" officeooo:rsid="00396032" style:font-weight-asian="bold" style:font-weight-complex="bold"/>
    </style:style>
    <style:style style:name="T65" style:family="text">
      <style:text-properties fo:font-weight="bold" officeooo:rsid="000360f8" fo:background-color="#ffffff" loext:char-shading-value="0" style:font-weight-asian="bold" style:font-weight-complex="bold"/>
    </style:style>
    <style:style style:name="T66" style:family="text">
      <style:text-properties fo:font-weight="bold" loext:padding="0cm" loext:border="none"/>
    </style:style>
    <style:style style:name="T67" style:family="text">
      <style:text-properties officeooo:rsid="0017a968"/>
    </style:style>
    <style:style style:name="T68"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69" style:family="text">
      <style:text-properties officeooo:rsid="000360f8" fo:background-color="#ffffff" loext:char-shading-value="0" style:font-weight-asian="normal" style:font-weight-complex="normal"/>
    </style:style>
    <style:style style:name="T70" style:family="text">
      <style:text-properties officeooo:rsid="0027c760" fo:background-color="#ffffff" loext:char-shading-value="0" style:font-weight-asian="normal" style:font-weight-complex="normal"/>
    </style:style>
    <style:style style:name="T71" style:family="text">
      <style:text-properties fo:font-style="normal" fo:font-weight="normal"/>
    </style:style>
    <style:style style:name="T72" style:family="text">
      <style:text-properties fo:font-style="normal" style:font-style-asian="normal" style:font-style-complex="normal"/>
    </style:style>
    <style:style style:name="T73" style:family="text">
      <style:text-properties fo:font-size="13pt" style:font-size-asian="13pt" style:font-size-complex="13pt"/>
    </style:style>
    <style:style style:name="T74"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75"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76" style:family="text">
      <style:text-properties style:font-name="Abyssinica SIL" fo:font-size="13pt" fo:font-weight="bold" fo:background-color="#ffffff" loext:char-shading-value="0" style:font-size-asian="13pt" style:font-weight-asian="bold" style:font-size-complex="13pt" style:font-weight-complex="bold"/>
    </style:style>
    <style:style style:name="T77" style:family="text">
      <style:text-properties style:font-name="Abyssinica SIL" fo:font-size="13pt" style:font-size-asian="13pt" style:font-size-complex="13pt"/>
    </style:style>
    <style:style style:name="T78" style:family="text">
      <style:text-properties style:font-name="Abyssinica SIL" fo:font-size="13pt" fo:background-color="#ffffff" loext:char-shading-value="0" style:font-size-asian="13pt" style:font-size-complex="13pt"/>
    </style:style>
    <style:style style:name="T79" style:family="text">
      <style:text-properties officeooo:rsid="0020e144"/>
    </style:style>
    <style:style style:name="T80" style:family="text">
      <style:text-properties officeooo:rsid="00245fda"/>
    </style:style>
    <style:style style:name="T81" style:family="text">
      <style:text-properties officeooo:rsid="00272a85"/>
    </style:style>
    <style:style style:name="T82" style:family="text">
      <style:text-properties officeooo:rsid="0038c6f6"/>
    </style:style>
    <style:style style:name="T83"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84"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85"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86" style:family="text">
      <style:text-properties style:font-weight-asian="bold" style:font-weight-complex="bold"/>
    </style:style>
    <style:style style:name="T87" style:family="text">
      <style:text-properties fo:color="#111111" loext:opacity="100%" style:font-name="Abyssinica SIL" fo:background-color="#ffffff" loext:char-shading-value="0" loext:padding="0cm" loext:border="none"/>
    </style:style>
    <style:style style:name="T88" style:family="text">
      <style:text-properties fo:color="#111111" loext:opacity="100%" fo:background-color="#ffffff" loext:char-shading-value="0"/>
    </style:style>
    <style:style style:name="T89" style:family="text">
      <style:text-properties fo:color="#111111" loext:opacity="100%" style:font-name="Abyssinica SIL1" fo:font-size="13pt" fo:background-color="#fafafa" loext:char-shading-value="0" style:font-name-asian="Noto Serif CJK SC" style:font-size-asian="13pt" style:font-size-complex="13pt"/>
    </style:style>
    <style:style style:name="T90" style:family="text">
      <style:text-properties fo:color="#111111" loext:opacity="100%" style:font-name="Abyssinica SIL1" fo:font-size="13pt" fo:background-color="#ffffff" loext:char-shading-value="0" style:font-size-asian="13pt" style:font-name-complex="Arial" style:font-size-complex="13pt"/>
    </style:style>
    <style:style style:name="T91"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92"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93" style:family="text">
      <style:text-properties fo:color="#363636" loext:opacity="100%" style:font-name="Abyssinica SIL1" fo:font-size="13pt" fo:background-color="#f5f5f5" loext:char-shading-value="0" style:font-size-asian="13pt" style:font-name-complex="Segoe UI" style:font-size-complex="13pt"/>
    </style:style>
    <style:style style:name="T94" style:family="text">
      <style:text-properties style:font-name="Abyssinica SIL1" fo:font-size="13pt" fo:background-color="#f5f5f5" loext:char-shading-value="0" style:font-size-asian="13pt" style:font-size-complex="13pt"/>
    </style:style>
    <style:style style:name="T95" style:family="text">
      <style:text-properties style:font-name="Abyssinica SIL1" fo:font-size="13pt" fo:language="en" fo:country="US" style:font-size-asian="13pt" style:font-size-complex="13pt"/>
    </style:style>
    <style:style style:name="T96" style:family="text">
      <style:text-properties fo:color="#da1039" loext:opacity="100%" style:font-name="Abyssinica SIL1" fo:font-size="13pt" fo:background-color="#f5f5f5" loext:char-shading-value="0" style:font-name-asian="Noto Serif CJK SC" style:font-size-asian="13pt" style:font-size-complex="13pt"/>
    </style:style>
    <style:style style:name="T97" style:family="text">
      <style:text-properties fo:color="#242424" loext:opacity="100%" style:font-name="Abyssinica SIL1" fo:font-size="13pt" style:font-size-asian="13pt" style:font-name-complex="Segoe UI" style:font-size-complex="13pt"/>
    </style:style>
    <style:style style:name="T98" style:family="text">
      <style:text-properties fo:color="#333333" loext:opacity="100%" style:font-name="Abyssinica SIL1" fo:font-size="13pt" style:font-size-asian="13pt" style:font-size-complex="13pt"/>
    </style:style>
    <style:style style:name="T99" style:family="text">
      <style:text-properties fo:color="#bd4147" loext:opacity="100%" style:font-name="Abyssinica SIL1" fo:font-size="13pt" fo:background-color="#e9e9e9" loext:char-shading-value="0" style:font-size-asian="13pt" style:font-size-complex="13pt"/>
    </style:style>
    <style:style style:name="T100" style:family="text">
      <style:text-properties fo:color="#03c4eb" loext:opacity="100%" style:font-name="Abyssinica SIL1" fo:font-size="13pt" style:font-size-asian="13pt" style:font-name-complex="Segoe UI" style:font-size-complex="13pt"/>
    </style:style>
    <style:style style:name="T101" style:family="text">
      <style:text-properties fo:color="#548eaa" loext:opacity="100%" style:font-name="Abyssinica SIL1" fo:font-size="13pt" fo:background-color="#ffffff" loext:char-shading-value="0" style:font-size-asian="13pt" style:font-name-complex="Arial" style:font-size-complex="13pt"/>
    </style:style>
    <style:style style:name="T102" style:family="text">
      <style:text-properties fo:background-color="#ffff00" loext:char-shading-value="0"/>
    </style:style>
    <style:style style:name="T103" style:family="text">
      <style:text-properties fo:background-color="#ffff00" loext:char-shading-value="0"/>
    </style:style>
    <style:style style:name="T104" style:family="text">
      <style:text-properties style:font-name="Abyssinica SIL"/>
    </style:style>
    <style:style style:name="T105" style:family="text">
      <style:text-properties style:font-name="Abyssinica SIL" fo:font-size="13pt" style:font-size-asian="13pt" style:font-size-complex="13pt"/>
    </style:style>
    <style:style style:name="T106" style:family="text">
      <style:text-properties style:text-line-through-style="solid" style:text-line-through-type="sing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80">(ссфлка</text:span></text:a><text:span text:style-name="T80"> на список ещё вопросов</text:span></text:p>
      <text:p text:style-name="P1">SOLID: </text:p>
      <text:list xml:id="list291771957" text:style-name="L1">
        <text:list-item>
          <text:p text:style-name="P118">S – Принцип единственной ответственности (Single Responsibility Principle):</text:p>
          <text:p text:style-name="P122">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19">O – Принцип открытости/закрытости (Open‐Closed Principle)<text:span text:style-name="T1">:</text:span></text:p>
          <text:p text:style-name="P120"><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19">L – Принцип подстановки Барбары Лисков (Liskov Substitution Principle)<text:span text:style-name="T1">:</text:span></text:p>
          <text:p text:style-name="P125">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19">I – Принцип разделения интерфейсов (Interface Segregation Principle)<text:span text:style-name="T1">:</text:span></text:p>
          <text:p text:style-name="P126"><text:soft-page-break/>Принцип разделения интерфейсов гласит, что «Ни один клиент не должен зависеть от методов, которые он не использует».</text:p>
          <text:p text:style-name="P126">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53"><text:span text:style-name="T20">D – Принцип инверсии зависимостей (Dependency Inversion Principle)</text:span><text:span text:style-name="T22">:</text:span></text:p>
        </text:list-item>
      </text:list>
      <text:list xml:id="list109443700" text:style-name="L2">
        <text:list-item>
          <text:p text:style-name="P123">Модуль высокого уровня не должен зависеть от модулей низкого уровня. И то, и другое должно зависеть от абстракций. </text:p>
        </text:list-item>
        <text:list-item>
          <text:p text:style-name="P123">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90"><text:bookmark text:name="id_2"/><text:span text:style-name="T27">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7">курсора. Указанная область в памяти поименована и доступна для прикладных программ.</text:span></text:p>
      <text:p text:style-name="P91"><text:bookmark text:name="id_3"/><text:span text:style-name="T27">Обычно </text:span><text:bookmark text:name="keyword9"/><text:span text:style-name="T27">курсоры используются для выбора из </text:span><text:bookmark text:name="keyword10"/><text:span text:style-name="T27">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7">курсора. </text:span><text:bookmark text:name="keyword12"/><text:span text:style-name="T27">Курсоры часто применяются в операторах </text:span><text:bookmark text:name="keyword13"/><text:span text:style-name="T27">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7">базы данных, в то время как другие определяются программистами.</text:span></text:p>
      <text:p text:style-name="P91"><text:bookmark text:name="id_4"/><text:span text:style-name="T27">В соответствии со стандартом </text:span><text:bookmark text:name="keyword15"/><text:span text:style-name="T27">SQL при работе с </text:span><text:bookmark text:name="keyword16"/><text:span text:style-name="T27">курсорами можно выделить следующие основные </text:span><text:bookmark text:name="keyword17"/><text:span text:style-name="T27">действия:</text:span></text:p>
      <text:list xml:id="list3468981101" text:style-name="L3">
        <text:list-item>
          <text:p text:style-name="P145"><text:bookmark text:name="id_5"/>создание или <text:bookmark text:name="keyword18"/>объявление курсора ;</text:p>
        </text:list-item>
        <text:list-item>
          <text:p text:style-name="P145"><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145"><text:bookmark text:name="keyword20"/>выборка из курсора и <text:bookmark text:name="keyword21"/>изменение с его помощью строк данных;</text:p>
        </text:list-item>
        <text:list-item>
          <text:p text:style-name="P145"><text:bookmark text:name="keyword22"/>закрытие курсора, после чего он становится недоступным для пользовательских программ;</text:p>
        </text:list-item>
        <text:list-item>
          <text:p text:style-name="P145"><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73">https://habr.com/en/post/537594/</text:span></text:a></text:p>
      <text:p text:style-name="P29">Транзакция — это набор операций по работе с базой данных (БД), объединенных в одну атомарную пачку</text:p>
      <text:p text:style-name="P29">Транзакция — это архив для запросов к базе. Он защищает ваши данные благодаря принципу «всё, или ничего».</text:p>
      <text:p text:style-name="P30">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1">Необходимо комитить изменения. без этого не применяются новые условия. Роолбэк может все вернуть <text:span text:style-name="T67">и о</text:span><text:span text:style-name="T62">бязательн</text:span><text:span text:style-name="T67">о, Так как не закомиченные данные (брощенные ранее) примутся с следующими изменения</text:span></text:p>
      <text:p text:style-name="P82"><text:span text:style-name="Strong_20_Emphasis"><text:span text:style-name="T6"><text:s/>COMMIT</text:span></text:span><text:span text:style-name="T8"> — подтверждаем все внесенные изменения</text:span></text:p>
      <text:p text:style-name="P82"><text:span text:style-name="Strong_20_Emphasis"><text:span text:style-name="T5">ROLLBACK</text:span></text:span><text:span text:style-name="T7"> — откатываем их;</text:span></text:p>
      <text:p text:style-name="P23"/>
      <text:p text:style-name="Subtitle">Что такое вложенные транзакции?</text:p>
      <text:p text:style-name="Text_20_body"/>
      <text:p text:style-name="P43"><text:span text:style-name="T60">Вложенными</text:span> называются транзакции, выполнение которых инициируется из тела уже активной транзакции.</text:p>
      <text:p text:style-name="P44">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88"><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4">https://habr.com/ru/post/317884/</text:span></text:a></text:p>
      <text:p text:style-name="P24"/>
      <text:p text:style-name="P24">SQL описывается четыре уровня изоляции транзакций — </text:p>
      <text:list xml:id="list642913583" text:style-name="L4">
        <text:list-item>
          <text:p text:style-name="P127">Read uncommited (Чтение незафиксированных данных), </text:p>
        </text:list-item>
        <text:list-item>
          <text:p text:style-name="P127">Read committed (Чтение зафиксированных данных), </text:p>
        </text:list-item>
        <text:list-item>
          <text:p text:style-name="P127">Repeatable read (Повторяемое чтение) </text:p>
        </text:list-item>
        <text:list-item>
          <text:p text:style-name="P128">Serializable (Сериализуемость)</text:p>
        </text:list-item>
      </text:list>
      <text:p text:style-name="P12"><text:span text:style-name="T16">Прежде чем приступим к рассмотрению уровней изоляции транзакции в паре слов вспомним об основных требованиях к </text:span><text:span text:style-name="T21">транзакционной системе</text:span><text:span text:style-name="T16">.</text:span></text:p>
      <text:p text:style-name="P83"><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83"><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83"><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83"><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34"/>
      <text:p text:style-name="P38">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2"/>
      <text:p text:style-name="Subtitle">Какая разница между PostgreSQL и MySQL?</text:p>
      <text:p text:style-name="P40"/>
      <text:p text:style-name="P41">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41"/>
      <text:p text:style-name="P41">PostgreSQL — одна из самых функциональных реляционных СУБД, направленная, прежде всего, на соответствие стандартам ANSI/ISO и расширяемость.</text:p>
      <text:p text:style-name="P42">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41">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89"><text:span text:style-name="T68"><text:tab/></text:span><text:span text:style-name="T28">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29">программной инженерии</text:span></text:a><text:span text:style-name="T28">, обозначающая накопленные в </text:span><text:a xlink:type="simple" xlink:href="https://ru.wikipedia.org/wiki/Программный_код" text:style-name="Internet_20_link" text:visited-style-name="Visited_20_Internet_20_Link"><text:span text:style-name="T29">программном коде</text:span></text:a><text:span text:style-name="T28"> или </text:span><text:a xlink:type="simple" xlink:href="https://ru.wikipedia.org/wiki/Архитектура_программного_обеспечения" text:style-name="Internet_20_link" text:visited-style-name="Visited_20_Internet_20_Link"><text:span text:style-name="T29">архитектуре</text:span></text:a><text:span text:style-name="T28">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29">разработке программного обеспечения</text:span></text:a><text:span text:style-name="T28">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29">сопровождаемости</text:span></text:a><text:span text:style-name="T28">,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29">переносимости</text:span></text:a><text:span text:style-name="T28">. По аналогии с финансовым </text:span><text:a xlink:type="simple" xlink:href="https://ru.wikipedia.org/wiki/Долг" text:style-name="Internet_20_link" text:visited-style-name="Visited_20_Internet_20_Link"><text:span text:style-name="T29">долгом</text:span></text:a><text:span text:style-name="T28">, технический долг может обрастать «</text:span><text:a xlink:type="simple" xlink:href="https://ru.wikipedia.org/wiki/Процентная_ставка" text:style-name="Internet_20_link" text:visited-style-name="Visited_20_Internet_20_Link"><text:span text:style-name="T29">процентами</text:span></text:a><text:span text:style-name="T28">»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86"><text:span text:style-name="T28">Сам по себе </text:span><text:a xlink:type="simple" xlink:href="https://ru.wikipedia.org/wiki/Код_с_запашком" text:style-name="Internet_20_link" text:visited-style-name="Visited_20_Internet_20_Link"><text:span text:style-name="T29">плохой код</text:span></text:a><text:span text:style-name="T28">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7">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92"><text:a xlink:type="simple" xlink:href="https://pre-commit.com/" text:style-name="Internet_20_link" text:visited-style-name="Visited_20_Internet_20_Link"><text:span text:style-name="T30">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32">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37"> <text:span text:style-name="T71">Чтобы этого добиться, необходимы три шага:</text:span></text:p>
      <text:list xml:id="list947719389" text:style-name="L5">
        <text:list-item>
          <text:p text:style-name="P124">В вашей машине должен быть установлен Pre-commit</text:p>
        </text:list-item>
        <text:list-item>
          <text:p text:style-name="P155"><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24">Чтобы автоматически вызывать команды на каждый коммит, Git-проект должен быть настроен локально</text:p>
        </text:list-item>
      </text:list>
      <text:p text:style-name="Subtitle"><text:line-break/><text:span text:style-name="T31">git cherry-pick</text:span></text:p>
      <text:p text:style-name="P94"><text:span text:style-name="T32">Команда </text:span><text:span text:style-name="Source_20_Text"><text:span text:style-name="T33">git cherry-pick</text:span></text:span><text:span text:style-name="T32">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3" draw:name="Image1" text:anchor-type="char" svg:width="16.711cm" svg:height="3.508cm" draw:z-index="0"><draw:image xlink:href="Pictures/1000000100000389000000BE4B3E44093DB9AD76.png" xlink:type="simple" xlink:show="embed" xlink:actuate="onLoad" draw:mime-type="image/png"/></draw:frame><text:span text:style-name="T79">Ф</text:span>орсированный push</text:p>
      <text:p text:style-name="Text_20_body"/>
      <text:p text:style-name="P53">При отправке может произойти ошибка публикации:</text:p>
      <text:p text:style-name="P84"><text:span text:style-name="Source_20_Text"><text:span text:style-name="T36">To github.com:example/test.git</text:span></text:span></text:p>
      <text:p text:style-name="P87"><text:span text:style-name="Source_20_Text"><text:span text:style-name="T39"><text:s/></text:span></text:span><text:span text:style-name="Source_20_Text"><text:span text:style-name="T36">! [rejected] <text:s text:c="7"/>master -&gt; master (fetch first)</text:span></text:span></text:p>
      <text:p text:style-name="P87"><text:span text:style-name="Source_20_Text"><text:span text:style-name="T36">error: не удалось отправить некоторые ссылки в «github.com:example/test.git»</text:span></text:span></text:p>
      <text:p text:style-name="P54">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54">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83"><text:span text:style-name="T37">Флагом </text:span><text:span text:style-name="Strong_20_Emphasis"><text:span text:style-name="T38">—force</text:span></text:span><text:span text:style-name="T35"> или сокращенной его версией </text:span><text:span text:style-name="Strong_20_Emphasis"><text:span text:style-name="T36">-f </text:span></text:span><text:span text:style-name="T35">отключается проверка коммитов и при необходимости выполняется перезапись истории.</text:span></text:p>
      <text:p text:style-name="P84"><text:span text:style-name="Source_20_Text"><text:span text:style-name="T36">git push --force</text:span></text:span></text:p>
      <text:p text:style-name="P83"><text:span text:style-name="T35">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36">git commit —amend</text:span></text:span><text:span text:style-name="T35"> и запушили до того, как кто-то сделал </text:span><text:span text:style-name="Strong_20_Emphasis"><text:span text:style-name="T36">git pull</text:span></text:span><text:span text:style-name="T35">. </text:span></text:p>
      <text:p text:style-name="P5"/>
      <text:p text:style-name="Subtitle">За что отвечает Meta в сериализаторе</text:p>
      <text:p text:style-name="P57"/>
      <text:p text:style-name="P58"><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95"><text:span text:style-name="T74">Мы будем работать над функционалом API в каталоге API, для общей организованности. Отредактируте файл </text:span><text:span text:style-name="Strong_20_Emphasis"><text:span text:style-name="T74">serializers.py</text:span></text:span><text:span text:style-name="T74"> и добавьте в него следующий код:</text:span></text:p>
      <text:p text:style-name="Preformatted_20_Text"><text:span text:style-name="Source_20_Text"><text:span text:style-name="T75">from rest_framework import serializers</text:span></text:span></text:p>
      <text:p text:style-name="Preformatted_20_Text"><text:span text:style-name="Source_20_Text"><text:span text:style-name="T75">from ..models import Subject</text:span></text:span></text:p>
      <text:p text:style-name="P16"/>
      <text:p text:style-name="P16"/>
      <text:p text:style-name="Preformatted_20_Text"><text:span text:style-name="Source_20_Text"><text:span text:style-name="T75">class SubjectSerializer(serializers.ModelSerializer):</text:span></text:span></text:p>
      <text:p text:style-name="Preformatted_20_Text"><text:span text:style-name="Source_20_Text"><text:span text:style-name="T75"><text:s text:c="4"/>class Meta:</text:span></text:span></text:p>
      <text:p text:style-name="Preformatted_20_Text"><text:span text:style-name="Source_20_Text"><text:span text:style-name="T75"><text:s text:c="8"/>model = Subject</text:span></text:span></text:p>
      <text:p text:style-name="P93"><text:span text:style-name="Source_20_Text"><text:span text:style-name="T75"><text:s text:c="8"/>fields = ('id', 'title', 'slug')</text:span></text:span></text:p>
      <text:p text:style-name="Text_20_body"><text:span text:style-name="T74">Это сериализатор для модели </text:span><text:span text:style-name="Strong_20_Emphasis"><text:span text:style-name="T74">Subject</text:span></text:span><text:span text:style-name="T74">. Сериализаторы определяются аналогичным образом в классах Form и ModelForm. </text:span><text:span text:style-name="T76">Класс Meta</text:span><text:span text:style-name="T74">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74">fields</text:span></text:span><text:span text:style-name="T74">.</text:span></text:p>
      <text:p text:style-name="P18"/>
      <text:p text:style-name="Subtitle"><text:span text:style-name="T81">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77">https://habr.com/ru/company/otus/blog/521290/</text:span></text:a></text:p>
      <text:p text:style-name="P10"><text:span text:style-name="T17">С</text:span><text:span text:style-name="T14">истема контроля версий – это система, записывающая изменения</text:span><text:line-break/><text:span text:style-name="T14">в файл или набор файлов в течение времени и позволяющая вернуться позже к определенной версии.</text:span></text:p>
      <text:h text:style-name="P20" text:outline-level="2">Распределенная система контроля версий</text:h>
      <text:p text:style-name="P21"><text:span text:style-name="T14">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4">восстановлена с компьютера любого разработчика. Каждая копия является полным бэкапом данных.</text:span><text:line-break/><text:line-break/><text:span text:style-name="T14">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4">К данному виду систем контроля версий относятся Mercurial, Bazaar, Darcs и Git.</text:span></text:p>
      <text:h text:style-name="P19" text:outline-level="2">Copy-paste</text:h>
      <text:h text:style-name="P17" text:outline-level="2"><text:span text:style-name="T65">Локальная система контроля версий</text:span><text:span text:style-name="T69"> </text:span><text:span text:style-name="T70">(</text:span><text:span text:style-name="T13">RCS хранит изменений в файлах (патчи), осуществляя контроль версий. </text:span><text:span text:style-name="T23">Поставляется с линухсом.</text:span></text:h>
      <text:p text:style-name="P33"/>
      <text:h text:style-name="P36" text:outline-level="2">Централизованная система контроля версий</text:h>
      <text:p text:style-name="P10"><text:line-break/><text:span text:style-name="T14">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8" text:outline-level="2"/>
      <text:p text:style-name="Subtitle"><text:span text:style-name="T18">Ч</text:span><text:span text:style-name="T14">то такое Git Rebase?</text:span></text:p>
      <text:p text:style-name="P39"/>
      <text:p text:style-name="P55">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55"/>
      <text:p text:style-name="P55"/>
      <text:p text:style-name="P55"/>
      <text:p text:style-name="P55"/>
      <text:p text:style-name="P55"/>
      <text:p text:style-name="P56"><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59"/>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1"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60">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61">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61"><text:span text:style-name="T61"><text:s/></text:span>- это протокол на основе XML, описывающий три части каждого сообщения:</text:p>
      <text:list xml:id="list3486588383" text:style-name="L6">
        <text:list-item>
          <text:p text:style-name="P146"><text:span text:style-name="T66">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46"><text:span text:style-name="T66">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46"><text:span text:style-name="T66">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49"/>
      <text:p text:style-name="P51"><text:a xlink:type="simple" xlink:href="https://ilyachch.gitbook.io/django-rest-framework-russian-documentation/overview/navigaciya-po-api/serializers" text:style-name="Internet_20_link" text:visited-style-name="Visited_20_Internet_20_Link"><text:span text:style-name="T77">https://ilyachch.gitbook.io/django-rest-framework-russian-documentation/overview/navigaciya-po-api/serializers</text:span></text:a></text:p>
      <text:p text:style-name="P51"><text:span text:style-name="T77">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77">JSON</text:span></text:span><text:span text:style-name="T77">, </text:span><text:span text:style-name="Source_20_Text"><text:span text:style-name="T77">XML</text:span></text:span><text:span text:style-name="T77">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77">Сериализаторы в DRF работают очень похоже на классы Django </text:span><text:span text:style-name="Source_20_Text"><text:span text:style-name="T77">Form</text:span></text:span><text:span text:style-name="T77"> и </text:span><text:span text:style-name="Source_20_Text"><text:span text:style-name="T77">ModelForm</text:span></text:span><text:span text:style-name="T77">. Мы предоставляем класс </text:span><text:span text:style-name="Source_20_Text"><text:span text:style-name="T77">Serializer</text:span></text:span><text:span text:style-name="T77">, который дает вам мощный, универсальный способ управления выводом ваших ответов, а также класс </text:span><text:span text:style-name="Source_20_Text"><text:span text:style-name="T77">ModelSerializer</text:span></text:span><text:span text:style-name="T77">, который предоставляет полезный ярлык для создания сериализаторов, работающих с экземплярами моделей и наборами запросов</text:span></text:p>
      <text:p text:style-name="P50"/>
      <text:p text:style-name="Subtitle"><text:span text:style-name="T82">Ш</text:span>аблоны программировани<text:span text:style-name="T82">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61">Одиночка</text:span>” (Singleton, Синглтон) -<text:span text:style-name="T40">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47"/>
      <text:p text:style-name="P47"><text:span text:style-name="T61">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47"/>
      <text:p text:style-name="P47"><text:span text:style-name="T61">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48"><text:span text:style-name="T63">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48"/>
      <text:p text:style-name="P10"><text:span text:style-name="T64">В</text:span><text:span text:style-name="T61">недрение зависимостей</text:span><text:span text:style-name="T42">.</text:span><text:span text:style-name="T40">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48"/>
      <text:p text:style-name="Subtitle">Паттерны проектирования</text:p>
      <text:p text:style-name="Text_20_body"/>
      <text:p text:style-name="P10"><text:span text:style-name="Strong_20_Emphasis"><text:span text:style-name="T41">Паттерны проектирования</text:span></text:span><text:span text:style-name="T41"> это готовые эффективные решения для задач, которые часто встречаются в практике программиста. </text:span><text:soft-page-break/><text:span text:style-name="T41">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41">Python</text:span></text:span><text:span text:style-name="T41">, но и в любом другом языке программирования.<text:line-break/>Обычно выделяют следующие группы шаблонов проектирования:</text:span></text:p>
      <text:list xml:id="list1933998360" text:style-name="L7">
        <text:list-item>
          <text:p text:style-name="P156"><text:a xlink:type="simple" xlink:href="http://pythonicway.com/education/basics/36-design-patterns-python#Creational" text:style-name="Internet_20_link" text:visited-style-name="Visited_20_Internet_20_Link"><text:span text:style-name="T44">Порождающие (Creational)</text:span></text:a></text:p>
        </text:list-item>
        <text:list-item>
          <text:p text:style-name="P156"><text:a xlink:type="simple" xlink:href="http://pythonicway.com/education/basics/36-design-patterns-python#Structural" text:style-name="Internet_20_link" text:visited-style-name="Visited_20_Internet_20_Link"><text:span text:style-name="T44">Структурные (Structural)</text:span></text:a></text:p>
        </text:list-item>
        <text:list-item>
          <text:p text:style-name="P157"><text:a xlink:type="simple" xlink:href="http://pythonicway.com/education/basics/36-design-patterns-python#Behavioral" text:style-name="Internet_20_link" text:visited-style-name="Visited_20_Internet_20_Link"><text:span text:style-name="T44">Поведенческие (Behavioral)</text:span></text:a></text:p>
        </text:list-item>
      </text:list>
      <text:p text:style-name="P52">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1"><draw:frame draw:style-name="fr4" draw:name="Image4" text:anchor-type="char" svg:width="12.993cm" svg:height="8.784cm" draw:z-index="3"><draw:image xlink:href="Pictures/10000001000003B700000283BC4C72BF60438AF9.png" xlink:type="simple" xlink:show="embed" xlink:actuate="onLoad" draw:mime-type="image/png"/></draw:frame><text:span text:style-name="T41">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45">классов</text:span></text:a><text:span text:style-name="T43"> </text:span><text:span text:style-name="T41">в более сложные структуры, сохраняя при </text:span><text:soft-page-break/><text:span text:style-name="T41">этом гибкость и эффективность. Для машины это будут перечень деталей, схемы и порядок сборки автомобиля.</text:span></text:p>
      <text:p text:style-name="P45"><draw:frame draw:style-name="fr3"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45"/>
      <text:p text:style-name="P46"><draw:frame draw:style-name="fr2"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46"/>
      <text:p text:style-name="Subtitle">Какая разница между Scrum и Kanban?</text:p>
      <text:p text:style-name="P13"><text:a xlink:type="simple" xlink:href="https://www.atlassian.com/ru/agile/kanban/kanban-vs-scrum" text:style-name="Internet_20_link" text:visited-style-name="Visited_20_Internet_20_Link">https://www.atlassian.com/ru/agile/kanban/kanban-vs-scrum</text:a></text:p>
      <text:p text:style-name="P13"/>
      <text:p text:style-name="P85"><text:span text:style-name="Emphasis"><text:span text:style-name="T84">K</text:span></text:span><text:span text:style-name="Emphasis"><text:span text:style-name="T85">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85"><text:span text:style-name="Emphasis"><text:span text:style-name="T85"/></text:span></text:p>
      <text:p text:style-name="P85"><text:soft-page-break/><text:span text:style-name="Emphasis"><text:span text:style-name="T47">Суть </text:span></text:span><text:a xlink:type="simple" xlink:href="https://www.atlassian.com/ru/agile/kanban" text:style-name="Internet_20_link" text:visited-style-name="Visited_20_Internet_20_Link"><text:span text:style-name="Emphasis"><text:span text:style-name="Strong_20_Emphasis"><text:span text:style-name="T52">Kanban</text:span></text:span></text:span></text:a><text:span text:style-name="Emphasis"><text:span text:style-name="T51"> — </text:span></text:span><text:span text:style-name="Emphasis"><text:span text:style-name="T47">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52">незавершенной работы</text:span></text:span></text:a><text:span text:style-name="Emphasis"><text:span text:style-name="T51"> </text:span></text:span><text:span text:style-name="Emphasis"><text:span text:style-name="T47">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52">пользовательской истории</text:span></text:span></text:a><text:span text:style-name="Emphasis"><text:span text:style-name="T47">)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52">доску Kanban</text:span></text:span></text:a><text:span text:style-name="Emphasis"><text:span text:style-name="T51"> </text:span></text:span><text:span text:style-name="Emphasis"><text:span text:style-name="T47">и непрерывно совершенствуют свой рабочий процесс.</text:span></text:span><text:span text:style-name="Emphasis"><text:span text:style-name="T83"><text:line-break/><text:line-break/></text:span></text:span><text:span text:style-name="Emphasis"><text:span text:style-name="T47">Задача </text:span></text:span><text:a xlink:type="simple" xlink:href="https://www.atlassian.com/ru/agile/scrum" text:style-name="Internet_20_link" text:visited-style-name="Visited_20_Internet_20_Link"><text:span text:style-name="Emphasis"><text:span text:style-name="Strong_20_Emphasis"><text:span text:style-name="T52">Scrum</text:span></text:span></text:span></text:a><text:span text:style-name="Emphasis"><text:span text:style-name="Strong_20_Emphasis"><text:span text:style-name="T47">-команд </text:span></text:span></text:span><text:span text:style-name="Emphasis"><text:span text:style-name="T51">— </text:span></text:span><text:span text:style-name="Emphasis"><text:span text:style-name="T47">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52">руководстве по Scrum</text:span></text:span></text:a><text:span text:style-name="Emphasis"><text:span text:style-name="T47">.</text:span></text:span></text:p>
      <text:p text:style-name="P85"><text:span text:style-name="Emphasis"><text:span text:style-name="T47"/></text:span></text:p>
      <text:p text:style-name="Subtitle"><text:span text:style-name="Emphasis"><text:span text:style-name="T48">К</text:span></text:span><text:span text:style-name="Emphasis"><text:span text:style-name="T47">акие Вы знаете программы для проверки code style?</text:span></text:span></text:p>
      <text:p text:style-name="P85"><text:a xlink:type="simple" xlink:href="https://habr.com/ru/company/oleg-bunin/blog/433326/" text:style-name="Internet_20_link" text:visited-style-name="Visited_20_Internet_20_Link"><text:span text:style-name="Emphasis"><text:span text:style-name="T47">https://habr.com/ru/company/oleg-bunin/blog/433326/</text:span></text:span></text:a></text:p>
      <text:p text:style-name="P85"><text:span text:style-name="Emphasis"><text:span text:style-name="T47"/></text:span></text:p>
      <text:p text:style-name="Subtitle"><text:span text:style-name="Emphasis"><text:span text:style-name="T72">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72">https://www.atlassian.com/ru/continuous-delivery/principles/continuous-integration-vs-delivery-vs-deployment</text:span></text:span></text:a></text:p>
      <text:p text:style-name="Text_20_body"><text:span text:style-name="Emphasis"><text:span text:style-name="T72"/></text:span></text:p>
      <text:p text:style-name="P96"><text:span text:style-name="Emphasis"><text:span text:style-name="T49">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53">непрерывную интеграцию</text:span></text:span></text:a><text:span text:style-name="Emphasis"><text:span text:style-name="T49">. </text:span></text:span><text:span text:style-name="Emphasis"><text:span text:style-name="T50">Р</text:span></text:span><text:a xlink:type="simple" xlink:href="https://www.atlassian.com/ru/devops/what-is-devops/devops-best-practices" text:style-name="Internet_20_link" text:visited-style-name="Visited_20_Internet_20_Link"><text:span text:style-name="Emphasis"><text:span text:style-name="T53">екомендация DevOps</text:span></text:span></text:a><text:span text:style-name="Emphasis"><text:span text:style-name="T49">,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96"><text:span text:style-name="Emphasis"><text:span text:style-name="T49">Аббревиатура CD может означать как непрерывную поставку, так и непрерывное развертывание.</text:span></text:span></text:p>
      <text:h text:style-name="P62" text:outline-level="3"><text:soft-page-break/></text:h>
      <text:h text:style-name="P62" text:outline-level="3">Непрерывная интеграция</text:h>
      <text:p text:style-name="P64">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64">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4" text:outline-level="3">Непрерывная поставка</text:h>
      <text:p text:style-name="P97"><text:a xlink:type="simple" xlink:href="https://www.atlassian.com/ru/continuous-delivery" text:style-name="Internet_20_link" text:visited-style-name="Visited_20_Internet_20_Link"><text:span text:style-name="T52">Непрерывная поставка</text:span></text:a><text:span text:style-name="T46">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66">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67">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65"/>
      <text:h text:style-name="P14" text:outline-level="3">Непрерывное развертывание</text:h>
      <text:p text:style-name="P66">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66">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62" text:outline-level="3">Непрерывная интеграция</text:h>
      <text:h text:style-name="P63" text:outline-level="4">Что от вас потребуется (расходы)</text:h>
      <text:list xml:id="list3417284973" text:style-name="L8">
        <text:list-item>
          <text:p text:style-name="P147">Вашей команде придется писать автоматические тесты для каждой новой функции, улучшения или баг-фикса.</text:p>
        </text:list-item>
        <text:list-item>
          <text:p text:style-name="P147">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47">Разработчикам необходимо выполнять слияние своих изменений как можно чаще, как минимум один раз в день.</text:p>
        </text:list-item>
      </text:list>
      <text:h text:style-name="P63" text:outline-level="4">Что вы получите</text:h>
      <text:list xml:id="list2598351093" text:style-name="L9">
        <text:list-item>
          <text:p text:style-name="P148">В рабочую среду попадает меньше багов, поскольку за счет автоматических тестов ухудшения обнаруживаются на ранних этапах.</text:p>
        </text:list-item>
        <text:list-item>
          <text:p text:style-name="P148">Когда все проблемы интеграции решаются на ранних этапах, сборка релиза проходит легко.</text:p>
        </text:list-item>
        <text:list-item>
          <text:p text:style-name="P148">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48">Радикально снижаются затраты на тестирование: ваш CI‑сервер может выполнять сотни тестов за несколько секунд.</text:p>
        </text:list-item>
        <text:list-item>
          <text:p text:style-name="P148">Команда контроля качества тратит меньше времени на тестирование и может сосредоточиться на повышении культуры качества.</text:p>
        </text:list-item>
      </text:list>
      <text:h text:style-name="P62" text:outline-level="3">Непрерывная поставка</text:h>
      <text:h text:style-name="P63" text:outline-level="4">Что от вас потребуется (расходы)</text:h>
      <text:list xml:id="list3745724224" text:style-name="L10">
        <text:list-item>
          <text:p text:style-name="P149">Для непрерывной интеграции нужна прочная основа. Ваш комплект тестов должен покрывать достаточную часть базы кода.</text:p>
        </text:list-item>
        <text:list-item>
          <text:p text:style-name="P149">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49">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63" text:outline-level="4">Что вы получите</text:h>
      <text:list xml:id="list83014820" text:style-name="L11">
        <text:list-item>
          <text:p text:style-name="P150">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50">Можно чаще выпускать релизы, ускоряя цикл обратной связи со своими клиентами.</text:p>
        </text:list-item>
        <text:list-item>
          <text:p text:style-name="P150"><text:soft-page-break/>Решения по поводу небольших изменений принимаются без лишнего напряжения, что способствует ускорению итераций.</text:p>
        </text:list-item>
      </text:list>
      <text:h text:style-name="P62" text:outline-level="3">Непрерывное развертывание</text:h>
      <text:h text:style-name="P63" text:outline-level="4">Что от вас потребуется (расходы)</text:h>
      <text:list xml:id="list1927619511" text:style-name="L12">
        <text:list-item>
          <text:p text:style-name="P151">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51">Процесс документирования должен идти в ногу с темпами развертываний.</text:p>
        </text:list-item>
        <text:list-item>
          <text:p text:style-name="P151">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63" text:outline-level="4">Что вы получите</text:h>
      <text:list xml:id="list770822765" text:style-name="L13">
        <text:list-item>
          <text:p text:style-name="P152">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52">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52">Клиенты видят непрерывный поток улучшений, при этом качество повышается каждый день, а не раз в месяц, квартал или год.</text:p>
          <text:p text:style-name="P117"><text:soft-page-break/>Что такое REST?" а потом вдогонку "Что такое Restfull?</text:p>
          <text:p text:style-name="P159"><text:a xlink:type="simple" xlink:href="https://habr.com/ru/post/38730/" text:style-name="Internet_20_link" text:visited-style-name="Visited_20_Internet_20_Link"><text:span text:style-name="T78">https://habr.com/ru/post/38730/</text:span></text:a></text:p>
        </text:list-item>
      </text:list>
      <text:p text:style-name="Text_20_body"><text:a xlink:type="simple" xlink:href="https://habr.com/ru/company/hexlet/blog/274675/" text:style-name="Internet_20_link" text:visited-style-name="Visited_20_Internet_20_Link"><text:span text:style-name="T78">https://habr.com/ru/company/hexlet/blog/274675/</text:span></text:a></text:p>
      <text:p text:style-name="P15"><text:span text:style-name="T14">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4">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5">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5">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6"/>
      <text:p text:style-name="P26">В диссертации Филдинга есть группа архитектурных ограничений, которым должна удовлетворять система, соответствующая требованиям RESTful.</text:p>
      <text:h text:style-name="P35" text:outline-level="4"><text:soft-page-break/>Ограничения Филдинга</text:h>
      <text:list xml:id="list2574983051" text:style-name="L14">
        <text:list-item>
          <text:h text:style-name="P113"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3757633681" text:style-name="L15">
        <text:list-item>
          <text:p text:style-name="P131">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21"><text:span text:style-name="T86">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21"><text:span text:style-name="T4">определение ресурсов.</text:span><text:span text:style-name="T86">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154"><text:span text:style-name="T15">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5">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32">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32">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29"><text:span text:style-name="T61">Кэширование</text:span><text:span text:style-name="T86">: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86">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29"><text:span text:style-name="T61">Система слоёв</text:span><text:span text:style-name="T86">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29"><text:span text:style-name="T61">Код по требованию</text:span><text:span text:style-name="T86"> — единственное опциональное ограничение, которое предполагает отправку сервером исполняемого кода клиенту. </text:span></text:p>
        </text:list-item>
      </text:list>
      <text:p text:style-name="P26"/>
      <text:p text:style-name="P26">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0"/>
      <text:p text:style-name="Subtitle">Agile\scrum: все что необходимо знать</text:p>
      <text:p text:style-name="P8">https://www.atlassian.com/ru/agile/scrum/sprints</text:p>
      <text:p text:style-name="P69">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69">«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70">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70"/>
      <text:p text:style-name="Subtitle"><text:soft-page-break/></text:p>
      <text:p text:style-name="Subtitle">Что Вы знаете о Threading. Threading vs Multiprocessing?</text:p>
      <text:p text:style-name="P70"><text:a xlink:type="simple" xlink:href="https://habr.com/ru/company/otus/blog/501056/" text:style-name="Internet_20_link" text:visited-style-name="Visited_20_Internet_20_Link">https://habr.com/ru/company/otus/blog/501056/</text:a></text:p>
      <text:p text:style-name="P70"><text:span text:style-name="T88">В задачах, связанных с вводом-выводом, </text:span><text:span text:style-name="Source_20_Text"><text:span text:style-name="T87">multithreading</text:span></text:span><text:span text:style-name="T88"> может повысить производительность.</text:span></text:p>
      <text:list xml:id="list3220681571" text:style-name="L16">
        <text:list-item>
          <text:p text:style-name="P160"><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30">Существование Python GIL дает нам понять, что в любой момент времени в программе может выполняться всего один поток.</text:p>
        </text:list-item>
        <text:list-item>
          <text:p text:style-name="P160"><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160"><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68"/>
      <text:p text:style-name="P70"/>
      <text:p text:style-name="Subtitle">async/await, для чего они нужны и как их использовать?</text:p>
      <text:p text:style-name="P71"/>
      <text:p text:style-name="P73">https://tproger.ru/translations/asynchronous-programming-in-python/</text:p>
      <text:p text:style-name="P98"><text:span text:style-name="T54">Смотрите. Async/await нужен для того, чтобы не блокировать поток выполнения на время ожидания какого-нибудь </text:span><text:soft-page-break/><text:span text:style-name="T54">асинхронного события. Конструкция Async/await превращает по сути процедуру в </text:span><text:span text:style-name="Emphasis"><text:span text:style-name="T55">корутину</text:span></text:span><text:span text:style-name="T54"> (сопрограмму): она прекращает своё выполнение на время </text:span><text:span text:style-name="Source_20_Text"><text:span text:style-name="T54">await</text:span></text:span><text:span text:style-name="T54">, дожидается асинхронного события, и возобновляет работу.</text:span></text:p>
      <text:p text:style-name="P72">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3"/>
      <text:p text:style-name="P74">В Python встроена отличная асинхронная библиотека. Давайте еще раз вспомним проблемы потоков и посмотрим, решены ли они теперь:</text:p>
      <text:list xml:id="list905241980" text:style-name="L17">
        <text:list-item>
          <text:p text:style-name="P158"><text:span text:style-name="Strong_20_Emphasis"><text:span text:style-name="T57">процессорное переключение контекста</text:span></text:span><text:span text:style-name="T56">: Asyncio является асинхронным и использует цикл событий. Он позволяет переключать контекст программно;</text:span></text:p>
        </text:list-item>
        <text:list-item>
          <text:p text:style-name="P158"><text:span text:style-name="Strong_20_Emphasis"><text:span text:style-name="T57">состояние гонки:</text:span></text:span><text:span text:style-name="T56">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158"><text:span text:style-name="Strong_20_Emphasis"><text:span text:style-name="T57">взаимная/активная блокировка:</text:span></text:span><text:span text:style-name="T56">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158"><text:span text:style-name="Strong_20_Emphasis"><text:span text:style-name="T57">исчерпание ресурсов:</text:span></text:span><text:span text:style-name="T56">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3"/>
      <text:p text:style-name="P13"/>
      <text:p text:style-name="Subtitle"><text:soft-page-break/>Что такое PEP8? Как Вы к нему относитесь?</text:p>
      <text:p text:style-name="Subtitle"/>
      <text:h text:style-name="P77"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75">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75"/>
      <text:p text:style-name="P75">Существует два класса инструментов, которые можно использовать для обеспечения соответствия PEP 8: линтеры и автоформаттеры.</text:p>
      <text:h text:style-name="P99" text:outline-level="3"><text:span text:style-name="Strong_20_Emphasis"><text:span text:style-name="T34">Линтеры</text:span></text:span></text:h>
      <text:p text:style-name="P76">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75"/>
      <text:p text:style-name="P78">Используйте 4 пробела на каждый уровень отступа.</text:p>
      <text:p text:style-name="P78">Ограничьте длину строки максимум 79 символами.</text:p>
      <text:p text:style-name="P78">Отделяйте функции верхнего уровня и определения классов двумя пустыми строками.</text:p>
      <text:p text:style-name="P78">Определения методов внутри класса разделяются одной пустой строкой</text:p>
      <text:p text:style-name="P78"><text:a xlink:type="simple" xlink:href="https://pythonworld.ru/osnovy/pep-8-rukovodstvo-po-napisaniyu-koda-na-python.html" text:style-name="Internet_20_link" text:visited-style-name="Visited_20_Internet_20_Link">https://pythonworld.ru/osnovy/pep-8-rukovodstvo-po-napisaniyu-koda-na-python.html</text:a></text:p>
      <text:p text:style-name="P78"/>
      <text:p text:style-name="P106"><text:soft-page-break/>Как работает хэш-таблица (словарь)? Что такое коллизии и как с ними бороться?</text:p>
      <text:p text:style-name="P100"/>
      <text:p text:style-name="P104"><text:span text:style-name="Строгий"><text:span text:style-name="T93">Словарь </text:span></text:span><text:span text:style-name="Основной_20_шрифт_20_абзаца"><text:span text:style-name="T94">— это неупорядоченный набор элементов. Элемент словаря представляет собой пару </text:span></text:span><text:span text:style-name="Код_20_HTML"><text:span text:style-name="T96">ключ: значение</text:span></text:span><text:span text:style-name="Основной_20_шрифт_20_абзаца"><text:span text:style-name="T94">. Словари оптимизированы для получения значений по заданному ключу.</text:span></text:span></text:p>
      <text:p text:style-name="P101"/>
      <text:p text:style-name="P107">Любая хеш-функция должна удовлетворять требованию:</text:p>
      <text:p text:style-name="P105"><text:span text:style-name="Строгий"><text:span text:style-name="T97">Если два объекта идентичны, то их хеши равны.</text:span></text:span></text:p>
      <text:p text:style-name="P107">Идеальная хеш-функция должна удовлетворять еще одному требованию:</text:p>
      <text:p text:style-name="P105"><text:span text:style-name="Строгий"><text:span text:style-name="T97">Если у двух объектов одинаковый хеш, то это одинаковые объекты.</text:span></text:span></text:p>
      <text:p text:style-name="P107">Например, если хеш-функция вернула</text:p>
      <text:p text:style-name="P107">«Облачный атлас» -&gt; 10<text:line-break/>«Москва-Петушки» -&gt; 10</text:p>
      <text:p text:style-name="P107">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07">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07">И если вдруг оказывается, что «Облачный атлас» и «Москва-Петушки» нужно положить в одну и ту же ячейку, то такую ситуацию называют коллизией.</text:p>
      <text:p text:style-name="P107">Способов бороться с хеш-коллизиями концептуально два.</text:p>
      <text:h text:style-name="P164" text:outline-level="4"><text:span text:style-name="Основной_20_шрифт_20_абзаца"><text:span text:style-name="T98">1. Метод цепочки</text:span></text:span></text:h>
      <text:p text:style-name="P107">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05"><text:soft-page-break/><text:span text:style-name="Основной_20_шрифт_20_абзаца"><text:span text:style-name="T97">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99">n</text:span></text:span><text:span text:style-name="Основной_20_шрифт_20_абзаца"><text:span text:style-name="T97"> книг попадут на одну полку и сложность получится O(n).</text:span></text:span></text:p>
      <text:h text:style-name="P164" text:outline-level="4"><text:span text:style-name="Основной_20_шрифт_20_абзаца"><text:span text:style-name="T98">2. Открытая адресация</text:span></text:span></text:h>
      <text:p text:style-name="P107">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07">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05"><text:span text:style-name="Основной_20_шрифт_20_абзаца"><text:span text:style-name="T97">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100">метод открытой адресации</text:span></text:span></text:a><text:span text:style-name="Основной_20_шрифт_20_абзаца"><text:span text:style-name="T97">.</text:span></text:span></text:p>
      <text:p text:style-name="P107">Какие из всего этого выводы?</text:p>
      <text:list xml:id="list3056811476" text:style-name="L18">
        <text:list-item>
          <text:p text:style-name="P165">Ключи словаря должны быть хешируемыми.</text:p>
        </text:list-item>
        <text:list-item>
          <text:p text:style-name="P165">Словари неэффективны по памяти. Если экономите память, используйте кортежи.</text:p>
        </text:list-item>
        <text:list-item>
          <text:p text:style-name="P165">Поиск по ключу в итоге не O(1), но все равно очень быстрый.</text:p>
        </text:list-item>
        <text:list-item>
          <text:p text:style-name="P165">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07">И все то же самое применимо к множествам, потому что они реализованы похожим образом.</text:p>
      <text:list xml:id="list1095710031" text:style-name="L19">
        <text:list-item>
          <text:p text:style-name="P166">А ещё становится понятно, что множества работают сильно быстрее списков.</text:p>
        </text:list-item>
      </text:list>
      <text:p text:style-name="P102"/>
      <text:p text:style-name="P111"><text:soft-page-break/>JSON Web Token</text:p>
      <text:p text:style-name="P103"/>
      <text:p text:style-name="P104"><text:a xlink:type="simple" xlink:href="https://habr.com/ru/articles/340146/" office:target-frame-name="_top" xlink:show="replace" text:style-name="Internet_20_link" text:visited-style-name="Visited_20_Internet_20_Link"><text:span text:style-name="Гиперссылка"><text:span text:style-name="T95">https://habr.com/ru/articles/340146/</text:span></text:span></text:a></text:p>
      <text:p text:style-name="P103"/>
      <text:p text:style-name="P104"><text:span text:style-name="Код_20_HTML"><text:span text:style-name="T89">JSON Web Token (JWT)</text:span></text:span><text:span text:style-name="Основной_20_шрифт_20_абзаца"><text:span text:style-name="T90"> — это </text:span></text:span><text:span text:style-name="Выделение"><text:span text:style-name="T90">JSON</text:span></text:span><text:span text:style-name="Основной_20_шрифт_20_абзаца"><text:span text:style-name="T90">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101">RFC 7519</text:span></text:span></text:a><text:span text:style-name="Основной_20_шрифт_20_абзаца"><text:span text:style-name="T90">.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08"/>
      <text:p text:style-name="P104"><text:span text:style-name="Основной_20_шрифт_20_абзаца"><text:span text:style-name="T90">Простыми словами, </text:span></text:span><text:span text:style-name="Выделение"><text:span text:style-name="T90">JWT</text:span></text:span><text:span text:style-name="Основной_20_шрифт_20_абзаца"><text:span text:style-name="T90"> — это лишь строка в следующем формате </text:span></text:span><text:span text:style-name="Код_20_HTML"><text:span text:style-name="T89">header.payload.signature</text:span></text:span><text:span text:style-name="Основной_20_шрифт_20_абзаца"><text:span text:style-name="T90">.</text:span></text:span></text:p>
      <text:p text:style-name="P102"/>
      <text:p text:style-name="P110"><text:span text:style-name="Основной_20_шрифт_20_абзаца"><text:span text:style-name="T91">Приложение использует </text:span></text:span><text:span text:style-name="Основной_20_шрифт_20_абзаца"><text:span text:style-name="T92">JWT</text:span></text:span><text:span text:style-name="Основной_20_шрифт_20_абзаца"><text:span text:style-name="T91"> для проверки аутентификации пользователя следующим образом:</text:span></text:span></text:p>
      <text:p text:style-name="P109"><text:span text:style-name="Основной_20_шрифт_20_абзаца"><text:span text:style-name="T91"><text:line-break/></text:span></text:span></text:p>
      <text:list xml:id="list270348309" text:style-name="L20">
        <text:list-item>
          <text:p text:style-name="P167"><text:span text:style-name="Основной_20_шрифт_20_абзаца"><text:span text:style-name="T91">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92">логин/пароль</text:span></text:span><text:span text:style-name="Основной_20_шрифт_20_абзаца"><text:span text:style-name="T91">, либо </text:span></text:span><text:span text:style-name="Основной_20_шрифт_20_абзаца"><text:span text:style-name="T92">Facebook</text:span></text:span><text:span text:style-name="Основной_20_шрифт_20_абзаца"><text:span text:style-name="T91"> ключ, либо </text:span></text:span><text:span text:style-name="Основной_20_шрифт_20_абзаца"><text:span text:style-name="T92">Google</text:span></text:span><text:span text:style-name="Основной_20_шрифт_20_абзаца"><text:span text:style-name="T91"> ключ, либо ключ от другой учетки).</text:span></text:span></text:p>
        </text:list-item>
        <text:list-item>
          <text:p text:style-name="P168"><text:span text:style-name="Основной_20_шрифт_20_абзаца"><text:span text:style-name="T91">Затем сервер аутентификации создает </text:span></text:span><text:span text:style-name="Основной_20_шрифт_20_абзаца"><text:span text:style-name="T92">JWT</text:span></text:span><text:span text:style-name="Основной_20_шрифт_20_абзаца"><text:span text:style-name="T91"> и отправляет его пользователю.</text:span></text:span></text:p>
        </text:list-item>
        <text:list-item>
          <text:p text:style-name="P168"><text:span text:style-name="Основной_20_шрифт_20_абзаца"><text:span text:style-name="T91">Когда пользователь делает запрос к API приложения, он добавляет к нему полученный ранее </text:span></text:span><text:span text:style-name="Основной_20_шрифт_20_абзаца"><text:span text:style-name="T92">JWT</text:span></text:span><text:span text:style-name="Основной_20_шрифт_20_абзаца"><text:span text:style-name="T91">.</text:span></text:span></text:p>
        </text:list-item>
        <text:list-item>
          <text:p text:style-name="P169"><text:span text:style-name="Основной_20_шрифт_20_абзаца"><text:span text:style-name="T91">Когда пользователь делает API запрос, приложение может проверить по переданному с запросом </text:span></text:span><text:span text:style-name="Основной_20_шрифт_20_абзаца"><text:span text:style-name="T92">JWT</text:span></text:span><text:span text:style-name="Основной_20_шрифт_20_абзаца"><text:span text:style-name="T91">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92">JWT</text:span></text:span><text:span text:style-name="Основной_20_шрифт_20_абзаца"><text:span text:style-name="T91"> именно тем, что был создан сервером аутентификации (процесс проверки будет объяснен позже более детально).</text:span></text:span></text:p>
        </text:list-item>
      </text:list>
      <text:p text:style-name="P79"/>
      <text:p text:style-name="P79"/>
      <text:p text:style-name="P79"/>
      <text:p text:style-name="P78"/>
      <text:p text:style-name="Subtitle"><text:soft-page-break/>Как передаются значения аргументов в функцию или метод? Питон</text:p>
      <text:p text:style-name="Text_20_body"/>
      <text:p text:style-name="P80">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83"><text:span text:style-name="Strong_20_Emphasis"><text:span text:style-name="T58">Например,</text:span></text:span><text:span text:style-name="T59"> к изменяемым объектам относятся списки и словари. К неизменяемым объектам относятся числа, строки, кортежи.</text:span></text:p>
      <text:p text:style-name="P80">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80">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81">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81"/>
      <text:p text:style-name="Subtitle">Что такое Redis</text:p>
      <text:p text:style-name="Text_20_body"><text:a xlink:type="simple" xlink:href="https://habr.com/ru/companies/wunderfund/articles/685894/" text:style-name="Internet_20_link" text:visited-style-name="Visited_20_Internet_20_Link"><text:span text:style-name="T77">https://habr.com/ru/companies/wunderfund/articles/685894/</text:span></text:a></text:p>
      <text:p text:style-name="P29">Первое время Redis использовали практически так же, как Memcached. Но, по мере развития Redis, эта система управления базами данных (СУБД) нашла применение и во многих других ситуациях. В частности — в реализациях механизма издатель/подписчик, в задачах потоковой обработки данных, в системах, где нужно работать с очередям</text:p>
      <text:p text:style-name="P29"><text:span text:style-name="T103">Redi</text:span>s — это база данных, размещаемая в памяти, которая используется, в основном, в роли кеша, находящегося перед другой, «настоящей» базой данных, вроде MySQL или PostgreSQL. Кеш, основанный на Redis, помогает улучшить <text:soft-page-break/>производительность приложений. Он эффективно использует скорость работы с данными, характерную для памяти, и смягчает нагрузку центральной базы данных приложения, связанную с обработкой следующих данных:</text:p>
      <text:list xml:id="list2114735029" text:style-name="L22">
        <text:list-item>
          <text:p text:style-name="P161"><text:span text:style-name="T14">Данные, которые редко меняются, к которым часто обращается приложение.</text:span></text:p>
        </text:list-item>
        <text:list-item>
          <text:p text:style-name="P161"><text:span text:style-name="T14">Данные, не относящиеся к критически важным, которые часто меняются.</text:span></text:p>
        </text:list-item>
      </text:list>
      <text:p text:style-name="P135"><draw:frame draw:style-name="fr1" draw:name="Image7" text:anchor-type="char" svg:width="18.196cm" svg:height="11.869cm" draw:z-index="6"><draw:image xlink:href="Pictures/10000001000004B20000033FA7228D555AA41673.png" xlink:type="simple" xlink:show="embed" xlink:actuate="onLoad" draw:mime-type="image/png"/></draw:frame></text:p>
      <text:p text:style-name="P135"/>
      <text:p text:style-name="Subtitle">Unit-тестирование</text:p>
      <text:p text:style-name="P8">https://habr.com/ru/articles/169381/</text:p>
      <text:p text:style-name="P10"><text:span text:style-name="T60">Модульное тестирование</text:span><text:span text:style-name="T14">, или </text:span><text:span text:style-name="T60">юнит-тестирование</text:span><text:span text:style-name="T12"> </text:span><text:span text:style-name="T14">(англ. unit testing) — процесс в программировании, позволяющий проверить на корректность отдельные модули исходного кода программы.</text:span><text:line-break/><text:line-break/><text:span text:style-name="T14">Идея состоит в том, чтобы писать тесты для каждой </text:span><text:soft-page-break/><text:span text:style-name="T14">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h text:style-name="P112" text:outline-level="2"><text:span text:style-name="T14">Не нужно писать тесты, если</text:span></text:h>
      <text:p text:style-name="P8"/>
      <text:list xml:id="list4026393240" text:style-name="L26">
        <text:list-item>
          <text:p text:style-name="P136">Вы делаете простой сайт-визитку из 5 статических html-страниц и с одной формой отправки письма. На этом заказчик, скорее всего, успокоится, ничего большего ему не нужно. Здесь нет никакой особенной логики, быстрее просто все проверить «руками»</text:p>
        </text:list-item>
        <text:list-item>
          <text:p text:style-name="P137">Вы занимаетесь рекламным сайтом/простыми флеш-играми или баннерами – сложная верстка/анимация или большой объем статики. Никакой логики нет, только представление</text:p>
        </text:list-item>
        <text:list-item>
          <text:p text:style-name="P137">Вы делаете проект для выставки. Срок – от двух недель до месяца, ваша система – комбинация железа и софта, в начале проекта не до конца известно, что именно должно получиться в конце. Софт будет работать 1-2 дня на выставке</text:p>
        </text:list-item>
        <text:list-item>
          <text:p text:style-name="P138">Вы всегда пишете код без ошибок, обладаете идеальной памятью и даром предвидения. Ваш код настолько крут, что изменяет себя сам, вслед за требованиями клиента. Иногда код объясняет клиенту, что его требования — <text:span text:style-name="T106">гов</text:span> не нужно реализовывать</text:p>
        </text:list-item>
      </text:list>
      <text:p text:style-name="P114">Ваши тесты должны:</text:p>
      <text:p text:style-name="P115"><text:soft-page-break/></text:p>
      <text:list xml:id="list3357214725" text:style-name="L25">
        <text:list-item>
          <text:p text:style-name="P139">Быть достоверными</text:p>
        </text:list-item>
        <text:list-item>
          <text:p text:style-name="P140">Не зависеть от окружения, на котором они выполняются</text:p>
        </text:list-item>
        <text:list-item>
          <text:p text:style-name="P140">Легко поддерживаться</text:p>
        </text:list-item>
        <text:list-item>
          <text:p text:style-name="P140">Легко читаться и быть простыми для понимания (даже новый разработчик должен понять <text:span text:style-name="T60">что именно</text:span> тестируется)</text:p>
        </text:list-item>
        <text:list-item>
          <text:p text:style-name="P140">Соблюдать единую конвенцию именования</text:p>
        </text:list-item>
        <text:list-item>
          <text:p text:style-name="P141">Запускаться регулярно в автоматическом режиме</text:p>
        </text:list-item>
      </text:list>
      <text:p text:style-name="P116"><text:span text:style-name="T14">Не относитесь к своим тестам как к второсортному коду. Многие начинающие разработчики ошибочно полагают, что DRY, KISS и все остальное – это для продакшна. А в тестах допустимо все. </text:span><text:span text:style-name="T19">Это не верно. Тесты – такой-же код.</text:span><text:span text:style-name="T14"> Разница только в том, что у тестов другая цель – обеспечить качество вашего приложения. Все принципы, применямые в разработке продакшн-кода могут и должны применяться при написании тестов.<text:line-break/></text:span></text:p>
      <text:p text:style-name="P116"><text:span text:style-name="T14">Есть всего три причины, почему тест перестал проходить:</text:span></text:p>
      <text:list xml:id="list2883290607" text:style-name="L27">
        <text:list-item>
          <text:p text:style-name="P142">Ошибка в продакшн-коде: это баг, его нужно завести в баг-трекере и починить.</text:p>
        </text:list-item>
        <text:list-item>
          <text:p text:style-name="P143">Баг в тесте: видимо, продакшн-код изменился, а тест написан с ошибкой (например, тестирует слишком много или не то, что было нужно). Возможно, что раньше он проходил ошибочно. Разберитесь и почините тест.</text:p>
        </text:list-item>
        <text:list-item>
          <text:p text:style-name="P144">Смена требований. Если требования изменились слишком сильно – тест должен упасть. Это правильно и нормально. Вам нужно разобраться с новыми требованиями и исправить тест. Или удалить, если он больше не актуален.</text:p>
        </text:list-item>
      </text:list>
      <text:p text:style-name="P134"><text:soft-page-break/>Я умышленно не касался этой темы до самого конца. С моей точки зрения Test First – хорошая практика, обладающая рядом неоспоримых преимуществ. Однако, по тем или иным причинам, иногда я отступаю от этого правила и пишу тесты после того, как готов код.</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fo:hyphenation-remain-char-count="2" fo:hyphenation-push-char-count="2" loext:hyphenation-no-caps="false"/>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4-14T14:22:31.102822382</dc:date>
    <meta:editing-duration>PT5H22M32S</meta:editing-duration>
    <meta:editing-cycles>66</meta:editing-cycles>
    <meta:generator>LibreOffice/7.3.7.2$Linux_X86_64 LibreOffice_project/30$Build-2</meta:generator>
    <meta:document-statistic meta:table-count="0" meta:image-count="7" meta:object-count="0" meta:page-count="40" meta:paragraph-count="300" meta:word-count="6440" meta:character-count="49648" meta:non-whitespace-character-count="43452"/>
  </office:meta>
</office:document-meta>
</file>